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728cm" fo:min-width="3.018cm" fo:wrap-option="no-wrap"/>
    </style:style>
    <style:style style:name="gr2" style:family="graphic" style:parent-style-name="standard">
      <style:graphic-properties draw:fill="solid" draw:fill-color="#eeeeee" draw:textarea-horizontal-align="justify" draw:textarea-vertical-align="middle" draw:auto-grow-height="false" fo:min-height="3.674cm" fo:min-width="3.183cm"/>
    </style:style>
    <style:style style:name="gr3" style:family="graphic" style:parent-style-name="standard">
      <style:graphic-properties draw:fill="solid" draw:fill-color="#eeeeee" draw:textarea-horizontal-align="justify" draw:textarea-vertical-align="middle" draw:auto-grow-height="false" fo:min-height="2.798cm" fo:min-width="3.43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528cm"/>
    </style:style>
    <style:style style:name="gr6" style:family="graphic" style:parent-style-name="standard">
      <style:graphic-properties draw:stroke="none" svg:stroke-color="#000000" draw:fill="none" draw:fill-color="#ffffff" fo:min-height="2.813cm"/>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fill="solid" draw:fill-color="#cccccc" draw:textarea-horizontal-align="justify" draw:textarea-vertical-align="middle" draw:auto-grow-height="false" fo:min-height="1.457cm" fo:min-width="2.823cm"/>
    </style:style>
    <style:style style:name="gr9" style:family="graphic" style:parent-style-name="standard">
      <style:graphic-properties draw:fill="solid" draw:fill-color="#009900" draw:textarea-horizontal-align="justify" draw:textarea-vertical-align="middle" draw:auto-grow-height="false" fo:min-height="1.457cm" fo:min-width="2.823cm"/>
    </style:style>
    <style:style style:name="gr10" style:family="graphic" style:parent-style-name="standard">
      <style:graphic-properties draw:fill="solid" draw:fill-color="#cc0000" draw:textarea-horizontal-align="justify" draw:textarea-vertical-align="middle" draw:auto-grow-height="false" fo:min-height="1.457cm" fo:min-width="2.823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fo:min-height="0.639cm"/>
    </style:style>
    <style:style style:name="gr13" style:family="graphic" style:parent-style-name="standard">
      <style:graphic-properties draw:stroke="none" svg:stroke-color="#000000" draw:fill="none" draw:fill-color="#ffffff" fo:min-height="3.814cm"/>
    </style:style>
    <style:style style:name="gr14" style:family="graphic" style:parent-style-name="standard">
      <style:graphic-properties draw:stroke="none" svg:stroke-color="#000000" draw:fill="none" draw:fill-color="#ffffff" fo:min-height="1.407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5.384cm" svg:height="3.048cm" svg:x="3.998cm" svg:y="4.175cm">
          <text:p text:style-name="P1">Ag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3" draw:id="id3" draw:layer="layout" svg:width="3.683cm" svg:height="4.445cm" svg:x="4.81cm" svg:y="11.922cm">
          <text:p text:style-name="P1">Web</text:p>
          <text:p text:style-name="P1">Interfac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xml:id="id1" draw:id="id1" draw:layer="layout" svg:width="3.937cm" svg:height="3.048cm" svg:x="16.24cm" svg:y="4.175cm">
          <text:p text:style-name="P1">Device</text:p>
          <draw:enhanced-geometry svg:viewBox="0 0 21600 21600" draw:type="rectangle" draw:enhanced-path="M 0 0 L 21600 0 21600 21600 0 21600 0 0 Z N"/>
        </draw:custom-shape>
        <draw:connector draw:style-name="gr4" draw:text-style-name="P1" draw:layer="layout" draw:type="lines" svg:x1="18.208cm" svg:y1="4.175cm" svg:x2="6.69cm" svg:y2="4.175cm" draw:start-shape="id1" draw:start-glue-point="0" draw:end-shape="id2" draw:end-glue-point="0" svg:d="M18208 4175v-501h-11518v501" svg:viewBox="0 0 11519 502">
          <text:p/>
        </draw:connector>
        <draw:connector draw:style-name="gr4" draw:text-style-name="P1" draw:layer="layout" draw:type="lines" svg:x1="9.382cm" svg:y1="5.699cm" svg:x2="16.24cm" svg:y2="5.699cm" draw:start-shape="id2" draw:start-glue-point="1" draw:end-shape="id1" draw:end-glue-point="3" svg:d="M9382 5699h502 5854 502" svg:viewBox="0 0 6859 1">
          <text:p/>
        </draw:connector>
        <draw:frame draw:style-name="gr5" draw:layer="layout" svg:width="5.334cm" svg:height="1.778cm" svg:x="10.017cm" svg:y="5.699cm">
          <draw:text-box>
            <text:p>send(“Alert”, id)</text:p>
          </draw:text-box>
        </draw:frame>
        <draw:frame draw:style-name="gr5" draw:layer="layout" svg:width="6.096cm" svg:height="1.778cm" svg:x="9.89cm" svg:y="2.778cm">
          <draw:text-box>
            <text:p>send(“Lid”, isOpen)</text:p>
          </draw:text-box>
        </draw:frame>
        <draw:connector draw:style-name="gr4" draw:text-style-name="P1" draw:layer="layout" draw:type="lines" svg:x1="6.651cm" svg:y1="11.922cm" svg:x2="6.69cm" svg:y2="7.223cm" draw:start-shape="id3" draw:start-glue-point="4" draw:end-shape="id2" draw:end-glue-point="2" svg:d="M6651 11922v-502l39-3695v-502" svg:viewBox="0 0 40 4700">
          <text:p/>
        </draw:connector>
        <draw:frame draw:style-name="gr6" draw:layer="layout" svg:width="13.081cm" svg:height="3.063cm" svg:x="6.969cm" svg:y="7.985cm">
          <draw:text-box>
            <text:p>HTTP POST:</text:p>
            <text:p>http://agent.electricimp.com/ADDRESS/</text:p>
            <text:p><text:tab/>?action=update&amp;id=[Number]&amp;...</text:p>
            <text:p/>
          </draw:text-box>
        </draw:frame>
      </draw:page>
      <draw:page draw:name="page2" draw:style-name="dp1" draw:master-page-name="Default">
        <draw:frame draw:style-name="gr7" draw:layer="layout" svg:width="6.731cm" svg:height="1.27cm" svg:x="7.858cm" svg:y="1.254cm">
          <draw:text-box>
            <text:p>Device State Machine</text:p>
          </draw:text-box>
        </draw:frame>
        <draw:custom-shape draw:style-name="gr8" draw:text-style-name="P1" xml:id="id4" draw:id="id4" draw:layer="layout" svg:width="4.699cm" svg:height="2.413cm" svg:x="3.794cm" svg:y="5.191cm">
          <text:p text:style-name="P1">Clos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4.699cm" svg:height="2.413cm" svg:x="13.7cm" svg:y="5.191cm">
          <text:p text:style-name="P1">Ope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5" draw:id="id5" draw:layer="layout" svg:width="4.699cm" svg:height="2.413cm" svg:x="3.794cm" svg:y="12.684cm">
          <text:p text:style-name="P1">Ale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144cm" svg:y1="7.604cm" svg:x2="6.143cm" svg:y2="12.684cm" draw:start-shape="id4" draw:start-glue-point="8" draw:end-shape="id5" svg:d="M6144 7604l-1 5080" svg:viewBox="0 0 2 5081">
          <text:p text:style-name="P1">Agent Alert</text:p>
        </draw:connector>
        <draw:connector draw:style-name="gr11" draw:text-style-name="P1" draw:layer="layout" draw:type="line" svg:x1="14.388cm" svg:y1="7.251cm" svg:x2="7.805cm" svg:y2="13.037cm" draw:start-shape="id6" draw:start-glue-point="7" draw:end-shape="id5" draw:end-glue-point="11" svg:d="M14388 7251l-6583 5786" svg:viewBox="0 0 6584 5787">
          <text:p text:style-name="P1">Agent Alert</text:p>
        </draw:connector>
        <draw:connector draw:style-name="gr11" draw:text-style-name="P1" draw:layer="layout" draw:type="line" svg:x1="14.388cm" svg:y1="5.544cm" svg:x2="7.805cm" svg:y2="5.544cm" draw:start-shape="id6" draw:start-glue-point="5" draw:end-shape="id4" draw:end-glue-point="11" svg:d="M14388 5544h-6583" svg:viewBox="0 0 6584 1">
          <text:p text:style-name="P1">Light &lt; Threshold</text:p>
          <text:p text:style-name="P1">LEDs OFF</text:p>
        </draw:connector>
        <draw:connector draw:style-name="gr11" draw:text-style-name="P1" draw:layer="layout" draw:type="line" svg:x1="7.805cm" svg:y1="7.251cm" svg:x2="14.388cm" svg:y2="7.251cm" draw:start-shape="id4" draw:start-glue-point="9" draw:end-shape="id6" draw:end-glue-point="7" svg:d="M7805 7251h6583" svg:viewBox="0 0 6584 1">
          <text:p text:style-name="P1">Light &gt; Threshold</text:p>
          <text:p text:style-name="P1">LEDs ON</text:p>
        </draw:connector>
        <draw:connector draw:style-name="gr11" draw:text-style-name="P1" draw:layer="layout" draw:type="curve" svg:x1="8.493cm" svg:y1="13.891cm" svg:x2="16.05cm" svg:y2="7.604cm" draw:start-shape="id5" draw:start-glue-point="10" draw:end-shape="id6" draw:end-glue-point="8" svg:d="M8493 13891c5038 0 7557-2095 7557-6287" svg:viewBox="0 0 7558 6288">
          <text:p text:style-name="P1"/>
        </draw:connector>
        <draw:frame draw:style-name="gr12" draw:layer="layout" svg:width="6.096cm" svg:height="1.657cm" svg:x="12.43cm" svg:y="11.476cm">
          <draw:text-box>
            <text:p>Light &gt; Threshold</text:p>
            <text:p>LEDs ON</text:p>
          </draw:text-box>
        </draw:frame>
        <draw:frame draw:style-name="gr13" draw:layer="layout" svg:width="14.478cm" svg:height="4.064cm" svg:x="3.54cm" svg:y="18.78cm">
          <draw:text-box>
            <text:p>On Agent Alert:</text:p>
            <text:p><text:tab/>Goto Alert state</text:p>
            <text:p><text:tab/>Set LCD text</text:p>
            <text:p><text:tab/>Set LED colors</text:p>
          </draw:text-box>
        </draw:frame>
        <draw:connector draw:style-name="gr4" draw:text-style-name="P1" draw:layer="layout" draw:type="curve" draw:line-skew="0cm 0.455cm" svg:x1="17.711cm" svg:y1="5.544cm" svg:x2="18.399cm" svg:y2="6.398cm" draw:start-shape="id6" draw:start-glue-point="11" draw:end-shape="id6" draw:end-glue-point="10" svg:d="M17711 5544c0-1282 822-1069 1353-535s769 1389-665 1389" svg:viewBox="0 0 1767 1809">
          <text:p/>
        </draw:connector>
        <draw:frame draw:style-name="gr14" draw:layer="layout" svg:width="5.588cm" svg:height="1.657cm" svg:x="16.002cm" svg:y="3.794cm">
          <draw:text-box>
            <text:p>Light &gt; Threshold</text:p>
          </draw:text-box>
        </draw:frame>
        <draw:connector draw:style-name="gr4" draw:text-style-name="P1" draw:layer="layout" draw:type="curve" draw:line-skew="-0.057cm -0.707cm" svg:x1="4.482cm" svg:y1="5.544cm" svg:x2="3.794cm" svg:y2="6.398cm" draw:start-shape="id4" draw:start-glue-point="5" draw:end-shape="id4" draw:end-glue-point="6" svg:d="M4482 5544c0-1368-949-1141-1574-585s-927 1439 886 1439" svg:viewBox="0 0 2060 1875">
          <text:p/>
        </draw:connector>
        <draw:frame draw:style-name="gr14" draw:layer="layout" svg:width="5.588cm" svg:height="1.657cm" svg:x="1.381cm" svg:y="3.661cm">
          <draw:text-box>
            <text:p>Light &lt; Threshold</text:p>
          </draw:text-box>
        </draw:frame>
        <draw:connector draw:style-name="gr4" draw:text-style-name="P1" draw:layer="layout" draw:type="curve" draw:line-skew="0cm -0.453cm" svg:x1="4.482cm" svg:y1="14.744cm" svg:x2="3.794cm" svg:y2="13.891cm" draw:start-shape="id5" draw:start-glue-point="7" draw:end-shape="id5" draw:end-glue-point="6" svg:d="M4482 14744c0 1281-822 1067-1352 534s-768-1387 664-1387" svg:viewBox="0 0 1765 1807">
          <text:p/>
        </draw:connector>
        <draw:frame draw:style-name="gr14" draw:layer="layout" svg:width="5.588cm" svg:height="1.657cm" svg:x="1.889cm" svg:y="15.478cm">
          <draw:text-box>
            <text:p>Light &lt; Threshol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4T14:32:07.953017000</meta:creation-date>
    <dc:date>2015-12-05T15:45:46.114360000</dc:date>
    <meta:editing-duration>PT39M53S</meta:editing-duration>
    <meta:editing-cycles>4</meta:editing-cycles>
    <meta:generator>LibreOffice/4.3.2.2$MacOSX_X86_64 LibreOffice_project/edfb5295ba211bd31ad47d0bad0118690f76407d</meta:generator>
    <meta:document-statistic meta:object-count="26"/>
  </office:meta>
</office:document-meta>
</file>